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tr Ret</text:p>
          </table:table-cell>
          <table:table-cell office:value-type="string" calcext:value-type="string">
            <text:p>Unh Clk Cycles</text:p>
          </table:table-cell>
          <table:table-cell office:value-type="string" calcext:value-type="string">
            <text:p>l2 trans reqs</text:p>
          </table:table-cell>
          <table:table-cell office:value-type="string" calcext:value-type="string">
            <text:p>l1lines</text:p>
          </table:table-cell>
          <table:table-cell office:value-type="string" calcext:value-type="string">
            <text:p>l2lines</text:p>
          </table:table-cell>
          <table:table-cell office:value-type="string" calcext:value-type="string">
            <text:p>Per Core bw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2</text:p>
          </table:table-cell>
          <table:table-cell office:value-type="string" calcext:value-type="string">
            <text:p>Power3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</text:p>
          </table:table-cell>
          <table:table-cell office:value-type="string" calcext:value-type="string">
            <text:p>L3 REUSE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264" calcext:value-type="float">
            <text:p>58264</text:p>
          </table:table-cell>
          <table:table-cell office:value-type="float" office:value="14749" calcext:value-type="float">
            <text:p>14749</text:p>
          </table:table-cell>
          <table:table-cell office:value-type="float" office:value="10560139062.95" calcext:value-type="float">
            <text:p>10560139062.95</text:p>
          </table:table-cell>
          <table:table-cell office:value-type="float" office:value="6362612617.9" calcext:value-type="float">
            <text:p>6362612617.9</text:p>
          </table:table-cell>
          <table:table-cell office:value-type="float" office:value="66259.23" calcext:value-type="float">
            <text:p>66259.23</text:p>
          </table:table-cell>
          <table:table-cell office:value-type="float" office:value="1330900956.33" calcext:value-type="float">
            <text:p>1330900956.33</text:p>
          </table:table-cell>
          <table:table-cell office:value-type="float" office:value="4397673.76" calcext:value-type="float">
            <text:p>4397673.76</text:p>
          </table:table-cell>
          <table:table-cell office:value-type="float" office:value="3416080.09" calcext:value-type="float">
            <text:p>3416080.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66259.23" calcext:value-type="float">
            <text:p>66259.23</text:p>
          </table:table-cell>
          <table:table-cell office:value-type="float" office:value="106.29" calcext:value-type="float">
            <text:p>106.29</text:p>
          </table:table-cell>
          <table:table-cell office:value-type="float" office:value="0.34" calcext:value-type="float">
            <text:p>0.34</text:p>
          </table:table-cell>
          <table:table-cell office:value-type="float" office:value="0.27" calcext:value-type="float">
            <text:p>0.27</text:p>
          </table:table-cell>
          <table:table-cell office:value-type="float" office:value="305.2" calcext:value-type="float">
            <text:p>305.2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/>
          <table:table-cell office:value-type="float" office:value="58266" calcext:value-type="float">
            <text:p>58266</text:p>
          </table:table-cell>
          <table:table-cell office:value-type="float" office:value="3133" calcext:value-type="float">
            <text:p>3133</text:p>
          </table:table-cell>
          <table:table-cell office:value-type="float" office:value="7110163375" calcext:value-type="float">
            <text:p>7110163375</text:p>
          </table:table-cell>
          <table:table-cell office:value-type="float" office:value="5064902447.75" calcext:value-type="float">
            <text:p>5064902447.75</text:p>
          </table:table-cell>
          <table:table-cell office:value-type="float" office:value="4078568" calcext:value-type="float">
            <text:p>4078568</text:p>
          </table:table-cell>
          <table:table-cell office:value-type="float" office:value="312463902.5" calcext:value-type="float">
            <text:p>312463902.5</text:p>
          </table:table-cell>
          <table:table-cell office:value-type="float" office:value="52750999" calcext:value-type="float">
            <text:p>52750999</text:p>
          </table:table-cell>
          <table:table-cell office:value-type="float" office:value="27344897.5" calcext:value-type="float">
            <text:p>27344897.5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4078568" calcext:value-type="float">
            <text:p>4078568</text:p>
          </table:table-cell>
          <table:table-cell office:value-type="float" office:value="21.7" calcext:value-type="float">
            <text:p>21.7</text:p>
          </table:table-cell>
          <table:table-cell office:value-type="float" office:value="3.56" calcext:value-type="float">
            <text:p>3.56</text:p>
          </table:table-cell>
          <table:table-cell office:value-type="float" office:value="1.89" calcext:value-type="float">
            <text:p>1.89</text:p>
          </table:table-cell>
          <table:table-cell office:value-type="float" office:value="6.48" calcext:value-type="float">
            <text:p>6.48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/>
          <table:table-cell office:value-type="float" office:value="58285" calcext:value-type="float">
            <text:p>58285</text:p>
          </table:table-cell>
          <table:table-cell office:value-type="float" office:value="3185" calcext:value-type="float">
            <text:p>3185</text:p>
          </table:table-cell>
          <table:table-cell office:value-type="float" office:value="7127401980" calcext:value-type="float">
            <text:p>7127401980</text:p>
          </table:table-cell>
          <table:table-cell office:value-type="float" office:value="5124814020.25" calcext:value-type="float">
            <text:p>5124814020.25</text:p>
          </table:table-cell>
          <table:table-cell office:value-type="float" office:value="4238050.25" calcext:value-type="float">
            <text:p>4238050.25</text:p>
          </table:table-cell>
          <table:table-cell office:value-type="float" office:value="312517446" calcext:value-type="float">
            <text:p>312517446</text:p>
          </table:table-cell>
          <table:table-cell office:value-type="float" office:value="58449185.5" calcext:value-type="float">
            <text:p>58449185.5</text:p>
          </table:table-cell>
          <table:table-cell office:value-type="float" office:value="27336899.5" calcext:value-type="float">
            <text:p>27336899.5</text:p>
          </table:table-cell>
          <table:table-cell office:value-type="float" office:value="25.25" calcext:value-type="float">
            <text:p>25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4238050.25" calcext:value-type="float">
            <text:p>4238050.25</text:p>
          </table:table-cell>
          <table:table-cell office:value-type="float" office:value="24.47" calcext:value-type="float">
            <text:p>24.47</text:p>
          </table:table-cell>
          <table:table-cell office:value-type="float" office:value="4.41" calcext:value-type="float">
            <text:p>4.41</text:p>
          </table:table-cell>
          <table:table-cell office:value-type="float" office:value="2.08" calcext:value-type="float">
            <text:p>2.08</text:p>
          </table:table-cell>
          <table:table-cell office:value-type="float" office:value="5.47" calcext:value-type="float">
            <text:p>5.47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/>
          <table:table-cell office:value-type="float" office:value="58295" calcext:value-type="float">
            <text:p>58295</text:p>
          </table:table-cell>
          <table:table-cell office:value-type="float" office:value="3176" calcext:value-type="float">
            <text:p>3176</text:p>
          </table:table-cell>
          <table:table-cell office:value-type="float" office:value="7113750880.75" calcext:value-type="float">
            <text:p>7113750880.75</text:p>
          </table:table-cell>
          <table:table-cell office:value-type="float" office:value="5062745656" calcext:value-type="float">
            <text:p>5062745656</text:p>
          </table:table-cell>
          <table:table-cell office:value-type="float" office:value="4113403" calcext:value-type="float">
            <text:p>4113403</text:p>
          </table:table-cell>
          <table:table-cell office:value-type="float" office:value="312434396.5" calcext:value-type="float">
            <text:p>312434396.5</text:p>
          </table:table-cell>
          <table:table-cell office:value-type="float" office:value="53082011" calcext:value-type="float">
            <text:p>53082011</text:p>
          </table:table-cell>
          <table:table-cell office:value-type="float" office:value="27376934.75" calcext:value-type="float">
            <text:p>27376934.75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4113403" calcext:value-type="float">
            <text:p>4113403</text:p>
          </table:table-cell>
          <table:table-cell office:value-type="float" office:value="23.11" calcext:value-type="float">
            <text:p>23.11</text:p>
          </table:table-cell>
          <table:table-cell office:value-type="float" office:value="3.73" calcext:value-type="float">
            <text:p>3.73</text:p>
          </table:table-cell>
          <table:table-cell office:value-type="float" office:value="2.01" calcext:value-type="float">
            <text:p>2.01</text:p>
          </table:table-cell>
          <table:table-cell office:value-type="float" office:value="6.43" calcext:value-type="float">
            <text:p>6.43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/>
          <table:table-cell office:value-type="float" office:value="58300" calcext:value-type="float">
            <text:p>58300</text:p>
          </table:table-cell>
          <table:table-cell office:value-type="float" office:value="2440" calcext:value-type="float">
            <text:p>2440</text:p>
          </table:table-cell>
          <table:table-cell office:value-type="float" office:value="5774538566.66" calcext:value-type="float">
            <text:p>5774538566.66</text:p>
          </table:table-cell>
          <table:table-cell office:value-type="float" office:value="4909116867" calcext:value-type="float">
            <text:p>4909116867</text:p>
          </table:table-cell>
          <table:table-cell office:value-type="float" office:value="2881820" calcext:value-type="float">
            <text:p>2881820</text:p>
          </table:table-cell>
          <table:table-cell office:value-type="float" office:value="243278934.33" calcext:value-type="float">
            <text:p>243278934.33</text:p>
          </table:table-cell>
          <table:table-cell office:value-type="float" office:value="44362022" calcext:value-type="float">
            <text:p>44362022</text:p>
          </table:table-cell>
          <table:table-cell office:value-type="float" office:value="21929764" calcext:value-type="float">
            <text:p>21929764</text:p>
          </table:table-cell>
          <table:table-cell office:value-type="float" office:value="21.66" calcext:value-type="float">
            <text:p>21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881820" calcext:value-type="float">
            <text:p>2881820</text:p>
          </table:table-cell>
          <table:table-cell office:value-type="float" office:value="25.18" calcext:value-type="float">
            <text:p>25.18</text:p>
          </table:table-cell>
          <table:table-cell office:value-type="float" office:value="4.41" calcext:value-type="float">
            <text:p>4.41</text:p>
          </table:table-cell>
          <table:table-cell office:value-type="float" office:value="2.13" calcext:value-type="float">
            <text:p>2.13</text:p>
          </table:table-cell>
          <table:table-cell office:value-type="float" office:value="5.4" calcext:value-type="float">
            <text:p>5.4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gemver_STANDARD_doitge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368" calcext:value-type="float">
            <text:p>58368</text:p>
          </table:table-cell>
          <table:table-cell office:value-type="float" office:value="14752" calcext:value-type="float">
            <text:p>14752</text:p>
          </table:table-cell>
          <table:table-cell office:value-type="float" office:value="13036602595.88" calcext:value-type="float">
            <text:p>13036602595.88</text:p>
          </table:table-cell>
          <table:table-cell office:value-type="float" office:value="7841561607.35" calcext:value-type="float">
            <text:p>7841561607.35</text:p>
          </table:table-cell>
          <table:table-cell office:value-type="float" office:value="74008.11" calcext:value-type="float">
            <text:p>74008.11</text:p>
          </table:table-cell>
          <table:table-cell office:value-type="float" office:value="1644092000.41" calcext:value-type="float">
            <text:p>1644092000.41</text:p>
          </table:table-cell>
          <table:table-cell office:value-type="float" office:value="5434355.47" calcext:value-type="float">
            <text:p>5434355.47</text:p>
          </table:table-cell>
          <table:table-cell office:value-type="float" office:value="4437887.88" calcext:value-type="float">
            <text:p>4437887.88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74008.11" calcext:value-type="float">
            <text:p>74008.11</text:p>
          </table:table-cell>
          <table:table-cell office:value-type="float" office:value="114.99" calcext:value-type="float">
            <text:p>114.99</text:p>
          </table:table-cell>
          <table:table-cell office:value-type="float" office:value="0.37" calcext:value-type="float">
            <text:p>0.37</text:p>
          </table:table-cell>
          <table:table-cell office:value-type="float" office:value="0.3" calcext:value-type="float">
            <text:p>0.3</text:p>
          </table:table-cell>
          <table:table-cell office:value-type="float" office:value="311.26" calcext:value-type="float">
            <text:p>311.26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/>
          <table:table-cell office:value-type="float" office:value="58370" calcext:value-type="float">
            <text:p>58370</text:p>
          </table:table-cell>
          <table:table-cell office:value-type="float" office:value="8546" calcext:value-type="float">
            <text:p>8546</text:p>
          </table:table-cell>
          <table:table-cell office:value-type="float" office:value="3995036632.66" calcext:value-type="float">
            <text:p>3995036632.66</text:p>
          </table:table-cell>
          <table:table-cell office:value-type="float" office:value="8521195419" calcext:value-type="float">
            <text:p>8521195419</text:p>
          </table:table-cell>
          <table:table-cell office:value-type="float" office:value="36403191.11" calcext:value-type="float">
            <text:p>36403191.11</text:p>
          </table:table-cell>
          <table:table-cell office:value-type="float" office:value="254069866.77" calcext:value-type="float">
            <text:p>254069866.77</text:p>
          </table:table-cell>
          <table:table-cell office:value-type="float" office:value="188043509.22" calcext:value-type="float">
            <text:p>188043509.22</text:p>
          </table:table-cell>
          <table:table-cell office:value-type="float" office:value="43444221.66" calcext:value-type="float">
            <text:p>43444221.6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6403191.33" calcext:value-type="float">
            <text:p>36403191.33</text:p>
          </table:table-cell>
          <table:table-cell office:value-type="float" office:value="17.07" calcext:value-type="float">
            <text:p>17.07</text:p>
          </table:table-cell>
          <table:table-cell office:value-type="float" office:value="12.63" calcext:value-type="float">
            <text:p>12.63</text:p>
          </table:table-cell>
          <table:table-cell office:value-type="float" office:value="2.9" calcext:value-type="float">
            <text:p>2.9</text:p>
          </table:table-cell>
          <table:table-cell office:value-type="float" office:value="1.35" calcext:value-type="float">
            <text:p>1.35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/>
          <table:table-cell office:value-type="float" office:value="58388" calcext:value-type="float">
            <text:p>58388</text:p>
          </table:table-cell>
          <table:table-cell office:value-type="float" office:value="5627" calcext:value-type="float">
            <text:p>5627</text:p>
          </table:table-cell>
          <table:table-cell office:value-type="float" office:value="3945735673.33" calcext:value-type="float">
            <text:p>3945735673.33</text:p>
          </table:table-cell>
          <table:table-cell office:value-type="float" office:value="8493778299.66" calcext:value-type="float">
            <text:p>8493778299.66</text:p>
          </table:table-cell>
          <table:table-cell office:value-type="float" office:value="35955291.66" calcext:value-type="float">
            <text:p>35955291.66</text:p>
          </table:table-cell>
          <table:table-cell office:value-type="float" office:value="249754043.33" calcext:value-type="float">
            <text:p>249754043.33</text:p>
          </table:table-cell>
          <table:table-cell office:value-type="float" office:value="194034150.33" calcext:value-type="float">
            <text:p>194034150.33</text:p>
          </table:table-cell>
          <table:table-cell office:value-type="float" office:value="42580635.5" calcext:value-type="float">
            <text:p>42580635.5</text:p>
          </table:table-cell>
          <table:table-cell office:value-type="float" office:value="37.33" calcext:value-type="float">
            <text:p>37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5955292.66" calcext:value-type="float">
            <text:p>35955292.66</text:p>
          </table:table-cell>
          <table:table-cell office:value-type="float" office:value="17.09" calcext:value-type="float">
            <text:p>17.09</text:p>
          </table:table-cell>
          <table:table-cell office:value-type="float" office:value="13.28" calcext:value-type="float">
            <text:p>13.28</text:p>
          </table:table-cell>
          <table:table-cell office:value-type="float" office:value="2.9" calcext:value-type="float">
            <text:p>2.9</text:p>
          </table:table-cell>
          <table:table-cell office:value-type="float" office:value="1.28" calcext:value-type="float">
            <text:p>1.28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gesummv_STANDARD_doitge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412" calcext:value-type="float">
            <text:p>58412</text:p>
          </table:table-cell>
          <table:table-cell office:value-type="float" office:value="14796" calcext:value-type="float">
            <text:p>14796</text:p>
          </table:table-cell>
          <table:table-cell office:value-type="float" office:value="13041244915.76" calcext:value-type="float">
            <text:p>13041244915.76</text:p>
          </table:table-cell>
          <table:table-cell office:value-type="float" office:value="7867636450.82" calcext:value-type="float">
            <text:p>7867636450.82</text:p>
          </table:table-cell>
          <table:table-cell office:value-type="float" office:value="72040.52" calcext:value-type="float">
            <text:p>72040.52</text:p>
          </table:table-cell>
          <table:table-cell office:value-type="float" office:value="1644027240.94" calcext:value-type="float">
            <text:p>1644027240.94</text:p>
          </table:table-cell>
          <table:table-cell office:value-type="float" office:value="5476406.58" calcext:value-type="float">
            <text:p>5476406.58</text:p>
          </table:table-cell>
          <table:table-cell office:value-type="float" office:value="4460286.7" calcext:value-type="float">
            <text:p>4460286.7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72040.52" calcext:value-type="float">
            <text:p>72040.52</text:p>
          </table:table-cell>
          <table:table-cell office:value-type="float" office:value="114.48" calcext:value-type="float">
            <text:p>114.48</text:p>
          </table:table-cell>
          <table:table-cell office:value-type="float" office:value="0.37" calcext:value-type="float">
            <text:p>0.37</text:p>
          </table:table-cell>
          <table:table-cell office:value-type="float" office:value="0.3" calcext:value-type="float">
            <text:p>0.3</text:p>
          </table:table-cell>
          <table:table-cell office:value-type="float" office:value="311.97" calcext:value-type="float">
            <text:p>311.97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/>
          <table:table-cell office:value-type="float" office:value="58414" calcext:value-type="float">
            <text:p>58414</text:p>
          </table:table-cell>
          <table:table-cell office:value-type="float" office:value="7235" calcext:value-type="float">
            <text:p>7235</text:p>
          </table:table-cell>
          <table:table-cell office:value-type="float" office:value="4385186953.5" calcext:value-type="float">
            <text:p>4385186953.5</text:p>
          </table:table-cell>
          <table:table-cell office:value-type="float" office:value="7861874939.87" calcext:value-type="float">
            <text:p>7861874939.87</text:p>
          </table:table-cell>
          <table:table-cell office:value-type="float" office:value="73049.75" calcext:value-type="float">
            <text:p>73049.75</text:p>
          </table:table-cell>
          <table:table-cell office:value-type="float" office:value="89443755.12" calcext:value-type="float">
            <text:p>89443755.12</text:p>
          </table:table-cell>
          <table:table-cell office:value-type="float" office:value="70799621" calcext:value-type="float">
            <text:p>70799621</text:p>
          </table:table-cell>
          <table:table-cell office:value-type="float" office:value="67398914" calcext:value-type="float">
            <text:p>67398914</text:p>
          </table:table-cell>
          <table:table-cell office:value-type="float" office:value="42.75" calcext:value-type="float">
            <text:p>42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73049.75" calcext:value-type="float">
            <text:p>73049.75</text:p>
          </table:table-cell>
          <table:table-cell office:value-type="float" office:value="6.04" calcext:value-type="float">
            <text:p>6.04</text:p>
          </table:table-cell>
          <table:table-cell office:value-type="float" office:value="4.78" calcext:value-type="float">
            <text:p>4.78</text:p>
          </table:table-cell>
          <table:table-cell office:value-type="float" office:value="4.55" calcext:value-type="float">
            <text:p>4.55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58432" calcext:value-type="float">
            <text:p>58432</text:p>
          </table:table-cell>
          <table:table-cell office:value-type="float" office:value="6674" calcext:value-type="float">
            <text:p>6674</text:p>
          </table:table-cell>
          <table:table-cell office:value-type="float" office:value="4672985623.71" calcext:value-type="float">
            <text:p>4672985623.71</text:p>
          </table:table-cell>
          <table:table-cell office:value-type="float" office:value="8380085121.28" calcext:value-type="float">
            <text:p>8380085121.28</text:p>
          </table:table-cell>
          <table:table-cell office:value-type="float" office:value="60136.71" calcext:value-type="float">
            <text:p>60136.71</text:p>
          </table:table-cell>
          <table:table-cell office:value-type="float" office:value="95247918.14" calcext:value-type="float">
            <text:p>95247918.14</text:p>
          </table:table-cell>
          <table:table-cell office:value-type="float" office:value="75425699.42" calcext:value-type="float">
            <text:p>75425699.42</text:p>
          </table:table-cell>
          <table:table-cell office:value-type="float" office:value="71804002.71" calcext:value-type="float">
            <text:p>71804002.71</text:p>
          </table:table-cell>
          <table:table-cell office:value-type="float" office:value="38.57" calcext:value-type="float">
            <text:p>38.5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0136.71" calcext:value-type="float">
            <text:p>60136.71</text:p>
          </table:table-cell>
          <table:table-cell office:value-type="float" office:value="6.41" calcext:value-type="float">
            <text:p>6.41</text:p>
          </table:table-cell>
          <table:table-cell office:value-type="float" office:value="5.07" calcext:value-type="float">
            <text:p>5.07</text:p>
          </table:table-cell>
          <table:table-cell office:value-type="float" office:value="4.83" calcext:value-type="float">
            <text:p>4.83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mvt_STANDARD_doitge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498" calcext:value-type="float">
            <text:p>58498</text:p>
          </table:table-cell>
          <table:table-cell office:value-type="float" office:value="14730" calcext:value-type="float">
            <text:p>14730</text:p>
          </table:table-cell>
          <table:table-cell office:value-type="float" office:value="13032441110.11" calcext:value-type="float">
            <text:p>13032441110.11</text:p>
          </table:table-cell>
          <table:table-cell office:value-type="float" office:value="7822688908.41" calcext:value-type="float">
            <text:p>7822688908.41</text:p>
          </table:table-cell>
          <table:table-cell office:value-type="float" office:value="69927.47" calcext:value-type="float">
            <text:p>69927.47</text:p>
          </table:table-cell>
          <table:table-cell office:value-type="float" office:value="1644574852.88" calcext:value-type="float">
            <text:p>1644574852.88</text:p>
          </table:table-cell>
          <table:table-cell office:value-type="float" office:value="5368628.58" calcext:value-type="float">
            <text:p>5368628.58</text:p>
          </table:table-cell>
          <table:table-cell office:value-type="float" office:value="4454425.05" calcext:value-type="float">
            <text:p>4454425.05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69927.47" calcext:value-type="float">
            <text:p>69927.47</text:p>
          </table:table-cell>
          <table:table-cell office:value-type="float" office:value="115.26" calcext:value-type="float">
            <text:p>115.26</text:p>
          </table:table-cell>
          <table:table-cell office:value-type="float" office:value="0.37" calcext:value-type="float">
            <text:p>0.37</text:p>
          </table:table-cell>
          <table:table-cell office:value-type="float" office:value="0.3" calcext:value-type="float">
            <text:p>0.3</text:p>
          </table:table-cell>
          <table:table-cell office:value-type="float" office:value="317.45" calcext:value-type="float">
            <text:p>317.4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58500" calcext:value-type="float">
            <text:p>58500</text:p>
          </table:table-cell>
          <table:table-cell office:value-type="float" office:value="10800" calcext:value-type="float">
            <text:p>10800</text:p>
          </table:table-cell>
          <table:table-cell office:value-type="float" office:value="3350423390.27" calcext:value-type="float">
            <text:p>3350423390.27</text:p>
          </table:table-cell>
          <table:table-cell office:value-type="float" office:value="8870848199.18" calcext:value-type="float">
            <text:p>8870848199.18</text:p>
          </table:table-cell>
          <table:table-cell office:value-type="float" office:value="43019006.36" calcext:value-type="float">
            <text:p>43019006.36</text:p>
          </table:table-cell>
          <table:table-cell office:value-type="float" office:value="252878403.72" calcext:value-type="float">
            <text:p>252878403.72</text:p>
          </table:table-cell>
          <table:table-cell office:value-type="float" office:value="213953212.72" calcext:value-type="float">
            <text:p>213953212.72</text:p>
          </table:table-cell>
          <table:table-cell office:value-type="float" office:value="37659955.9" calcext:value-type="float">
            <text:p>37659955.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43019006.54" calcext:value-type="float">
            <text:p>43019006.54</text:p>
          </table:table-cell>
          <table:table-cell office:value-type="float" office:value="16.47" calcext:value-type="float">
            <text:p>16.47</text:p>
          </table:table-cell>
          <table:table-cell office:value-type="float" office:value="13.94" calcext:value-type="float">
            <text:p>13.94</text:p>
          </table:table-cell>
          <table:table-cell office:value-type="float" office:value="2.45" calcext:value-type="float">
            <text:p>2.45</text:p>
          </table:table-cell>
          <table:table-cell office:value-type="float" office:value="1.18" calcext:value-type="float">
            <text:p>1.18</text:p>
          </table:table-cell>
          <table:table-cell office:value-type="float" office:value="5.69" calcext:value-type="float">
            <text:p>5.69</text:p>
          </table:table-cell>
        </table:table-row>
        <table:table-row table:style-name="ro1">
          <table:table-cell/>
          <table:table-cell office:value-type="float" office:value="58524" calcext:value-type="float">
            <text:p>58524</text:p>
          </table:table-cell>
          <table:table-cell office:value-type="float" office:value="3633" calcext:value-type="float">
            <text:p>3633</text:p>
          </table:table-cell>
          <table:table-cell office:value-type="float" office:value="3121309256.25" calcext:value-type="float">
            <text:p>3121309256.25</text:p>
          </table:table-cell>
          <table:table-cell office:value-type="float" office:value="8202391747.25" calcext:value-type="float">
            <text:p>8202391747.25</text:p>
          </table:table-cell>
          <table:table-cell office:value-type="float" office:value="38913712.75" calcext:value-type="float">
            <text:p>38913712.75</text:p>
          </table:table-cell>
          <table:table-cell office:value-type="float" office:value="228706778.25" calcext:value-type="float">
            <text:p>228706778.25</text:p>
          </table:table-cell>
          <table:table-cell office:value-type="float" office:value="191516298.5" calcext:value-type="float">
            <text:p>191516298.5</text:p>
          </table:table-cell>
          <table:table-cell office:value-type="float" office:value="34205093.5" calcext:value-type="float">
            <text:p>34205093.5</text:p>
          </table:table-cell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38913713" calcext:value-type="float">
            <text:p>38913713</text:p>
          </table:table-cell>
          <table:table-cell office:value-type="float" office:value="16.13" calcext:value-type="float">
            <text:p>16.13</text:p>
          </table:table-cell>
          <table:table-cell office:value-type="float" office:value="13.51" calcext:value-type="float">
            <text:p>13.51</text:p>
          </table:table-cell>
          <table:table-cell office:value-type="float" office:value="2.41" calcext:value-type="float">
            <text:p>2.41</text:p>
          </table:table-cell>
          <table:table-cell office:value-type="float" office:value="1.19" calcext:value-type="float">
            <text:p>1.19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syr2k_STANDARD_doitge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547" calcext:value-type="float">
            <text:p>58547</text:p>
          </table:table-cell>
          <table:table-cell office:value-type="float" office:value="14793" calcext:value-type="float">
            <text:p>14793</text:p>
          </table:table-cell>
          <table:table-cell office:value-type="float" office:value="14762338844.33" calcext:value-type="float">
            <text:p>14762338844.33</text:p>
          </table:table-cell>
          <table:table-cell office:value-type="float" office:value="8849303666.2" calcext:value-type="float">
            <text:p>8849303666.2</text:p>
          </table:table-cell>
          <table:table-cell office:value-type="float" office:value="217724.06" calcext:value-type="float">
            <text:p>217724.06</text:p>
          </table:table-cell>
          <table:table-cell office:value-type="float" office:value="1861400862.33" calcext:value-type="float">
            <text:p>1861400862.33</text:p>
          </table:table-cell>
          <table:table-cell office:value-type="float" office:value="7459520" calcext:value-type="float">
            <text:p>7459520</text:p>
          </table:table-cell>
          <table:table-cell office:value-type="float" office:value="5107426.93" calcext:value-type="float">
            <text:p>5107426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217724.06" calcext:value-type="float">
            <text:p>217724.06</text:p>
          </table:table-cell>
          <table:table-cell office:value-type="float" office:value="120.55" calcext:value-type="float">
            <text:p>12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33" calcext:value-type="float">
            <text:p>0.33</text:p>
          </table:table-cell>
          <table:table-cell office:value-type="float" office:value="249.83" calcext:value-type="float">
            <text:p>249.83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/>
          <table:table-cell office:value-type="float" office:value="58549" calcext:value-type="float">
            <text:p>58549</text:p>
          </table:table-cell>
          <table:table-cell office:value-type="float" office:value="15461" calcext:value-type="float">
            <text:p>15461</text:p>
          </table:table-cell>
          <table:table-cell office:value-type="float" office:value="15552600867.5" calcext:value-type="float">
            <text:p>15552600867.5</text:p>
          </table:table-cell>
          <table:table-cell office:value-type="float" office:value="7815416720.66" calcext:value-type="float">
            <text:p>7815416720.66</text:p>
          </table:table-cell>
          <table:table-cell office:value-type="float" office:value="2602158.16" calcext:value-type="float">
            <text:p>2602158.16</text:p>
          </table:table-cell>
          <table:table-cell office:value-type="float" office:value="336591121.66" calcext:value-type="float">
            <text:p>336591121.66</text:p>
          </table:table-cell>
          <table:table-cell office:value-type="float" office:value="309146582" calcext:value-type="float">
            <text:p>309146582</text:p>
          </table:table-cell>
          <table:table-cell office:value-type="float" office:value="42923230.16" calcext:value-type="float">
            <text:p>42923230.16</text:p>
          </table:table-cell>
          <table:table-cell office:value-type="float" office:value="46.55" calcext:value-type="float">
            <text:p>46.5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2602158.16" calcext:value-type="float">
            <text:p>2602158.16</text:p>
          </table:table-cell>
          <table:table-cell office:value-type="float" office:value="24.13" calcext:value-type="float">
            <text:p>24.13</text:p>
          </table:table-cell>
          <table:table-cell office:value-type="float" office:value="22.16" calcext:value-type="float">
            <text:p>22.16</text:p>
          </table:table-cell>
          <table:table-cell office:value-type="float" office:value="3.04" calcext:value-type="float">
            <text:p>3.04</text:p>
          </table:table-cell>
          <table:table-cell office:value-type="float" office:value="1.09" calcext:value-type="float">
            <text:p>1.09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/>
          <table:table-cell office:value-type="float" office:value="58567" calcext:value-type="float">
            <text:p>58567</text:p>
          </table:table-cell>
          <table:table-cell office:value-type="float" office:value="322" calcext:value-type="float">
            <text:p>322</text:p>
          </table:table-cell>
          <table:table-cell office:value-type="float" office:value="4369157014" calcext:value-type="float">
            <text:p>4369157014</text:p>
          </table:table-cell>
          <table:table-cell office:value-type="float" office:value="2646380122" calcext:value-type="float">
            <text:p>2646380122</text:p>
          </table:table-cell>
          <table:table-cell office:value-type="float" office:value="236214" calcext:value-type="float">
            <text:p>236214</text:p>
          </table:table-cell>
          <table:table-cell office:value-type="float" office:value="550228906" calcext:value-type="float">
            <text:p>550228906</text:p>
          </table:table-cell>
          <table:table-cell office:value-type="float" office:value="3328526" calcext:value-type="float">
            <text:p>3328526</text:p>
          </table:table-cell>
          <table:table-cell office:value-type="float" office:value="1532682" calcext:value-type="float">
            <text:p>1532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236214" calcext:value-type="float">
            <text:p>236214</text:p>
          </table:table-cell>
          <table:table-cell office:value-type="float" office:value="109.36" calcext:value-type="float">
            <text:p>109.36</text:p>
          </table:table-cell>
          <table:table-cell office:value-type="float" office:value="0.66" calcext:value-type="float">
            <text:p>0.66</text:p>
          </table:table-cell>
          <table:table-cell office:value-type="float" office:value="0.3" calcext:value-type="float">
            <text:p>0.3</text:p>
          </table:table-cell>
          <table:table-cell office:value-type="float" office:value="165.31" calcext:value-type="float">
            <text:p>165.31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trisolv_STANDARD_doitge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633" calcext:value-type="float">
            <text:p>58633</text:p>
          </table:table-cell>
          <table:table-cell office:value-type="float" office:value="14764" calcext:value-type="float">
            <text:p>14764</text:p>
          </table:table-cell>
          <table:table-cell office:value-type="float" office:value="13033533059.88" calcext:value-type="float">
            <text:p>13033533059.88</text:p>
          </table:table-cell>
          <table:table-cell office:value-type="float" office:value="7829119402.29" calcext:value-type="float">
            <text:p>7829119402.29</text:p>
          </table:table-cell>
          <table:table-cell office:value-type="float" office:value="181898.23" calcext:value-type="float">
            <text:p>181898.23</text:p>
          </table:table-cell>
          <table:table-cell office:value-type="float" office:value="1642497748.41" calcext:value-type="float">
            <text:p>1642497748.41</text:p>
          </table:table-cell>
          <table:table-cell office:value-type="float" office:value="6159404.7" calcext:value-type="float">
            <text:p>6159404.7</text:p>
          </table:table-cell>
          <table:table-cell office:value-type="float" office:value="4448686.29" calcext:value-type="float">
            <text:p>4448686.29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181898.23" calcext:value-type="float">
            <text:p>181898.23</text:p>
          </table:table-cell>
          <table:table-cell office:value-type="float" office:value="114.63" calcext:value-type="float">
            <text:p>114.63</text:p>
          </table:table-cell>
          <table:table-cell office:value-type="float" office:value="0.43" calcext:value-type="float">
            <text:p>0.43</text:p>
          </table:table-cell>
          <table:table-cell office:value-type="float" office:value="0.3" calcext:value-type="float">
            <text:p>0.3</text:p>
          </table:table-cell>
          <table:table-cell office:value-type="float" office:value="273.87" calcext:value-type="float">
            <text:p>273.87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/>
          <table:table-cell office:value-type="float" office:value="58635" calcext:value-type="float">
            <text:p>58635</text:p>
          </table:table-cell>
          <table:table-cell office:value-type="float" office:value="7903" calcext:value-type="float">
            <text:p>7903</text:p>
          </table:table-cell>
          <table:table-cell office:value-type="float" office:value="4043041502.87" calcext:value-type="float">
            <text:p>4043041502.87</text:p>
          </table:table-cell>
          <table:table-cell office:value-type="float" office:value="8678253736.75" calcext:value-type="float">
            <text:p>8678253736.75</text:p>
          </table:table-cell>
          <table:table-cell office:value-type="float" office:value="51493.87" calcext:value-type="float">
            <text:p>51493.87</text:p>
          </table:table-cell>
          <table:table-cell office:value-type="float" office:value="44720626.37" calcext:value-type="float">
            <text:p>44720626.37</text:p>
          </table:table-cell>
          <table:table-cell office:value-type="float" office:value="40655702.75" calcext:value-type="float">
            <text:p>40655702.75</text:p>
          </table:table-cell>
          <table:table-cell office:value-type="float" office:value="33926985" calcext:value-type="float">
            <text:p>33926985</text:p>
          </table:table-cell>
          <table:table-cell office:value-type="float" office:value="46.75" calcext:value-type="float">
            <text:p>46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51493.87" calcext:value-type="float">
            <text:p>51493.87</text:p>
          </table:table-cell>
          <table:table-cell office:value-type="float" office:value="2.89" calcext:value-type="float">
            <text:p>2.89</text:p>
          </table:table-cell>
          <table:table-cell office:value-type="float" office:value="2.63" calcext:value-type="float">
            <text:p>2.63</text:p>
          </table:table-cell>
          <table:table-cell office:value-type="float" office:value="2.19" calcext:value-type="float">
            <text:p>2.19</text:p>
          </table:table-cell>
          <table:table-cell office:value-type="float" office:value="1.1" calcext:value-type="float">
            <text:p>1.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58653" calcext:value-type="float">
            <text:p>58653</text:p>
          </table:table-cell>
          <table:table-cell office:value-type="float" office:value="6646" calcext:value-type="float">
            <text:p>6646</text:p>
          </table:table-cell>
          <table:table-cell office:value-type="float" office:value="3919950140.85" calcext:value-type="float">
            <text:p>3919950140.85</text:p>
          </table:table-cell>
          <table:table-cell office:value-type="float" office:value="8421513765" calcext:value-type="float">
            <text:p>8421513765</text:p>
          </table:table-cell>
          <table:table-cell office:value-type="float" office:value="31630.14" calcext:value-type="float">
            <text:p>31630.14</text:p>
          </table:table-cell>
          <table:table-cell office:value-type="float" office:value="43283373.85" calcext:value-type="float">
            <text:p>43283373.85</text:p>
          </table:table-cell>
          <table:table-cell office:value-type="float" office:value="39345291.42" calcext:value-type="float">
            <text:p>39345291.42</text:p>
          </table:table-cell>
          <table:table-cell office:value-type="float" office:value="32907449.85" calcext:value-type="float">
            <text:p>32907449.85</text:p>
          </table:table-cell>
          <table:table-cell office:value-type="float" office:value="38.42" calcext:value-type="float">
            <text:p>38.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1630.14" calcext:value-type="float">
            <text:p>31630.14</text:p>
          </table:table-cell>
          <table:table-cell office:value-type="float" office:value="2.91" calcext:value-type="float">
            <text:p>2.91</text:p>
          </table:table-cell>
          <table:table-cell office:value-type="float" office:value="2.65" calcext:value-type="float">
            <text:p>2.65</text:p>
          </table:table-cell>
          <table:table-cell office:value-type="float" office:value="2.21" calcext:value-type="float">
            <text:p>2.21</text:p>
          </table:table-cell>
          <table:table-cell office:value-type="float" office:value="1.1" calcext:value-type="float">
            <text:p>1.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trmm_STANDARD_doitge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8676" calcext:value-type="float">
            <text:p>58676</text:p>
          </table:table-cell>
          <table:table-cell office:value-type="float" office:value="14605" calcext:value-type="float">
            <text:p>14605</text:p>
          </table:table-cell>
          <table:table-cell office:value-type="float" office:value="13022889612.76" calcext:value-type="float">
            <text:p>13022889612.76</text:p>
          </table:table-cell>
          <table:table-cell office:value-type="float" office:value="7808005121.94" calcext:value-type="float">
            <text:p>7808005121.94</text:p>
          </table:table-cell>
          <table:table-cell office:value-type="float" office:value="1618079.64" calcext:value-type="float">
            <text:p>1618079.64</text:p>
          </table:table-cell>
          <table:table-cell office:value-type="float" office:value="1640329685.64" calcext:value-type="float">
            <text:p>1640329685.64</text:p>
          </table:table-cell>
          <table:table-cell office:value-type="float" office:value="21656159.11" calcext:value-type="float">
            <text:p>21656159.11</text:p>
          </table:table-cell>
          <table:table-cell office:value-type="float" office:value="4324859.05" calcext:value-type="float">
            <text:p>4324859.05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1618079.64" calcext:value-type="float">
            <text:p>1618079.64</text:p>
          </table:table-cell>
          <table:table-cell office:value-type="float" office:value="115.96" calcext:value-type="float">
            <text:p>115.96</text:p>
          </table:table-cell>
          <table:table-cell office:value-type="float" office:value="1.53" calcext:value-type="float">
            <text:p>1.53</text:p>
          </table:table-cell>
          <table:table-cell office:value-type="float" office:value="0.3" calcext:value-type="float">
            <text:p>0.3</text:p>
          </table:table-cell>
          <table:table-cell office:value-type="float" office:value="74.15" calcext:value-type="float">
            <text:p>74.15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/>
          <table:table-cell office:value-type="float" office:value="58678" calcext:value-type="float">
            <text:p>58678</text:p>
          </table:table-cell>
          <table:table-cell office:value-type="float" office:value="13818" calcext:value-type="float">
            <text:p>13818</text:p>
          </table:table-cell>
          <table:table-cell office:value-type="float" office:value="21716837128.28" calcext:value-type="float">
            <text:p>21716837128.28</text:p>
          </table:table-cell>
          <table:table-cell office:value-type="float" office:value="8926305681.14" calcext:value-type="float">
            <text:p>8926305681.14</text:p>
          </table:table-cell>
          <table:table-cell office:value-type="float" office:value="6991185.21" calcext:value-type="float">
            <text:p>6991185.21</text:p>
          </table:table-cell>
          <table:table-cell office:value-type="float" office:value="351546965.35" calcext:value-type="float">
            <text:p>351546965.35</text:p>
          </table:table-cell>
          <table:table-cell office:value-type="float" office:value="429070693.5" calcext:value-type="float">
            <text:p>429070693.5</text:p>
          </table:table-cell>
          <table:table-cell office:value-type="float" office:value="2403666.78" calcext:value-type="float">
            <text:p>2403666.78</text:p>
          </table:table-cell>
          <table:table-cell office:value-type="float" office:value="51.85" calcext:value-type="float">
            <text:p>51.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office:value-type="float" office:value="6991185.21" calcext:value-type="float">
            <text:p>6991185.21</text:p>
          </table:table-cell>
          <table:table-cell office:value-type="float" office:value="22.76" calcext:value-type="float">
            <text:p>22.76</text:p>
          </table:table-cell>
          <table:table-cell office:value-type="float" office:value="27.77" calcext:value-type="float">
            <text:p>27.77</text:p>
          </table:table-cell>
          <table:table-cell office:value-type="float" office:value="0.15" calcext:value-type="float">
            <text:p>0.15</text:p>
          </table:table-cell>
          <table:table-cell office:value-type="float" office:value="0.81" calcext:value-type="float">
            <text:p>0.81</text:p>
          </table:table-cell>
          <table:table-cell office:value-type="float" office:value="179.44" calcext:value-type="float">
            <text:p>179.44</text:p>
          </table:table-cell>
        </table:table-row>
        <table:table-row table:style-name="ro1">
          <table:table-cell/>
          <table:table-cell office:value-type="float" office:value="58696" calcext:value-type="float">
            <text:p>58696</text:p>
          </table:table-cell>
          <table:table-cell office:value-type="float" office:value="480" calcext:value-type="float">
            <text:p>480</text:p>
          </table:table-cell>
          <table:table-cell office:value-type="float" office:value="9423109335" calcext:value-type="float">
            <text:p>9423109335</text:p>
          </table:table-cell>
          <table:table-cell office:value-type="float" office:value="4123096519" calcext:value-type="float">
            <text:p>4123096519</text:p>
          </table:table-cell>
          <table:table-cell office:value-type="float" office:value="3057741" calcext:value-type="float">
            <text:p>3057741</text:p>
          </table:table-cell>
          <table:table-cell office:value-type="float" office:value="153332547" calcext:value-type="float">
            <text:p>153332547</text:p>
          </table:table-cell>
          <table:table-cell office:value-type="float" office:value="188923336" calcext:value-type="float">
            <text:p>188923336</text:p>
          </table:table-cell>
          <table:table-cell office:value-type="float" office:value="8466103" calcext:value-type="float">
            <text:p>8466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3057741" calcext:value-type="float">
            <text:p>3057741</text:p>
          </table:table-cell>
          <table:table-cell office:value-type="float" office:value="20.44" calcext:value-type="float">
            <text:p>20.44</text:p>
          </table:table-cell>
          <table:table-cell office:value-type="float" office:value="25.18" calcext:value-type="float">
            <text:p>25.18</text:p>
          </table:table-cell>
          <table:table-cell office:value-type="float" office:value="1.12" calcext:value-type="float">
            <text:p>1.12</text:p>
          </table:table-cell>
          <table:table-cell office:value-type="float" office:value="0.81" calcext:value-type="float">
            <text:p>0.81</text:p>
          </table:table-cell>
          <table:table-cell office:value-type="float" office:value="22.32" calcext:value-type="float">
            <text:p>22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7:11:08.750705125</meta:creation-date>
    <dc:date>2015-12-17T17:11:57.899769086</dc:date>
    <meta:editing-duration>P0D</meta:editing-duration>
    <meta:editing-cycles>1</meta:editing-cycles>
    <meta:document-statistic meta:table-count="1" meta:cell-count="488" meta:object-count="0"/>
    <meta:generator>LibreOffice/4.2.8.2$Linux_X86_64 LibreOffice_project/420m0$Build-2</meta:generator>
  </office:meta>
</office:document-meta>
</file>